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151.14pt"/>
    </style:style>
    <style:style style:name="co7" style:family="table-column">
      <style:table-column-properties fo:break-before="auto" style:column-width="46.15pt"/>
    </style:style>
    <style:style style:name="co8" style:family="table-column">
      <style:table-column-properties fo:break-before="auto" style:column-width="76.14pt"/>
    </style:style>
    <style:style style:name="co9" style:family="table-column">
      <style:table-column-properties fo:break-before="auto" style:column-width="37.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optimize_tfidf_split0_leve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3"/>
        <table:table-column table:style-name="co4" table:default-cell-style-name="ce15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table:style-name="ce10" office:value-type="string" calcext:value-type="string">
            <text:p>Prec.</text:p>
          </table:table-cell>
          <table:table-cell table:style-name="ce12" office:value-type="string" calcext:value-type="string">
            <text:p>Rec.</text:p>
          </table:table-cell>
          <table:table-cell table:style-name="ce14"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9" calcext:value-type="float">
            <text:p>0.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35" calcext:value-type="float">
            <text:p>0.9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03" calcext:value-type="float">
            <text:p>0.8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79" calcext:value-type="float">
            <text:p>0.7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18" calcext:value-type="float">
            <text:p>0.5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06" calcext:value-type="float">
            <text:p>0.5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46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46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46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77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77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 table:number-rows-repeated="104826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optimize_tfidf_split0_level1.C1:optimize_tfidf_split0_level1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ptimize_tfidf_split0_level1.D1:optimize_tfidf_split0_level1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optimize_tfidf_split0_level1.E1:optimize_tfidf_split0_level1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optimize_tfidf_split1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89" calcext:value-type="float">
            <text:p>0.94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28" calcext:value-type="float">
            <text:p>0.93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17" calcext:value-type="float">
            <text:p>0.88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688" calcext:value-type="float">
            <text:p>0.7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82" calcext:value-type="float">
            <text:p>0.6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22" calcext:value-type="float">
            <text:p>0.6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48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48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48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81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81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</table:table>
      <table:table table:name="optimize_tfidf_split2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7" calcext:value-type="float">
            <text:p>0.9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1" calcext:value-type="float">
            <text:p>0.93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4" calcext:value-type="float">
            <text:p>0.9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5" calcext:value-type="float">
            <text:p>0.9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7" calcext:value-type="float">
            <text:p>0.8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32" calcext:value-type="float">
            <text:p>0.7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56" calcext:value-type="float">
            <text:p>0.6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8" calcext:value-type="float">
            <text:p>0.5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43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43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43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76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76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</table:table>
      <table:table table:name="optimize_tfidf_split3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52" calcext:value-type="float">
            <text:p>0.9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26" calcext:value-type="float">
            <text:p>0.9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99" calcext:value-type="float">
            <text:p>0.93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95" calcext:value-type="float">
            <text:p>0.9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5" calcext:value-type="float">
            <text:p>0.88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77" calcext:value-type="float">
            <text:p>0.8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81" calcext:value-type="float">
            <text:p>0.77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3" calcext:value-type="float">
            <text:p>0.6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31" calcext:value-type="float">
            <text:p>0.6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31" calcext:value-type="float">
            <text:p>0.5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8" calcext:value-type="float">
            <text:p>0.19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45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45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45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81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81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</table:table>
      <table:table table:name="optimize_tfidf_split4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16" calcext:value-type="float">
            <text:p>0.9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39" calcext:value-type="float">
            <text:p>0.89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49" calcext:value-type="float">
            <text:p>0.82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7" calcext:value-type="float">
            <text:p>0.68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5968" calcext:value-type="float">
            <text:p>0.5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1" calcext:value-type="float">
            <text:p>0.5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60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60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60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94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94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</table:table>
      <table:table table:name="optimize_tfidf_split5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3" calcext:value-type="float">
            <text:p>0.9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9" calcext:value-type="float">
            <text:p>0.9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2" calcext:value-type="float">
            <text:p>0.91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24" calcext:value-type="float">
            <text:p>0.8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184" calcext:value-type="float">
            <text:p>0.8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75" calcext:value-type="float">
            <text:p>0.77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08" calcext:value-type="float">
            <text:p>0.7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48" calcext:value-type="float">
            <text:p>0.5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7" calcext:value-type="float">
            <text:p>0.45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76" calcext:value-type="float">
            <text:p>0.3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69" calcext:value-type="float">
            <text:p>0.1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86" calcext:value-type="float">
            <text:p>0.0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51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1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51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84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84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</table:table>
      <table:table table:name="optimize_tfidf_split6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21" calcext:value-type="float">
            <text:p>0.9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395" calcext:value-type="float">
            <text:p>0.9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68" calcext:value-type="float">
            <text:p>0.9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289" calcext:value-type="float">
            <text:p>0.9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37" calcext:value-type="float">
            <text:p>0.8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711" calcext:value-type="float">
            <text:p>0.77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895" calcext:value-type="float">
            <text:p>0.68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53" calcext:value-type="float">
            <text:p>0.60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395" calcext:value-type="float">
            <text:p>0.5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26" calcext:value-type="float">
            <text:p>0.45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553" calcext:value-type="float">
            <text:p>0.05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42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42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42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76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76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</table:table>
      <table:table table:name="optimize_tfidf_split7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464" calcext:value-type="float">
            <text:p>0.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62" calcext:value-type="float">
            <text:p>0.9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286" calcext:value-type="float">
            <text:p>0.9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54" calcext:value-type="float">
            <text:p>0.8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42" calcext:value-type="float">
            <text:p>0.8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071" calcext:value-type="float">
            <text:p>0.6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66" calcext:value-type="float">
            <text:p>0.45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316" calcext:value-type="float">
            <text:p>0.3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49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49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49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82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82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</table:table>
      <table:table table:name="optimize_tfidf_split8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471" calcext:value-type="float">
            <text:p>0.94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345" calcext:value-type="float">
            <text:p>0.9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992" calcext:value-type="float">
            <text:p>0.8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338" calcext:value-type="float">
            <text:p>0.83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909" calcext:value-type="float">
            <text:p>0.7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77" calcext:value-type="float">
            <text:p>0.69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21" calcext:value-type="float">
            <text:p>0.6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509" calcext:value-type="float">
            <text:p>0.4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14" calcext:value-type="float">
            <text:p>0.19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59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9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59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84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84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</table:table>
      <table:table table:name="optimize_tfidf_split9_leve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9409" calcext:value-type="float">
            <text:p>0.94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9383" calcext:value-type="float">
            <text:p>0.93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9306" calcext:value-type="float">
            <text:p>0.9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177" calcext:value-type="float">
            <text:p>0.91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252" calcext:value-type="float">
            <text:p>0.82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815" calcext:value-type="float">
            <text:p>0.78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941" calcext:value-type="float">
            <text:p>0.6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0.6118" calcext:value-type="float">
            <text:p>0.6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53" calcext:value-type="float">
            <text:p>0.46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1954" calcext:value-type="float">
            <text:p>0.1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0463" calcext:value-type="float">
            <text:p>0.04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943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43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943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76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76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optimize_tfidf_split0_level1.A1:optimize_tfidf_split0_level1.E30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0:03:25.970814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0:03:35.736876005</dc:date>
    <meta:editing-duration>PT2H41M38S</meta:editing-duration>
    <meta:editing-cycles>3</meta:editing-cycles>
    <meta:generator>LibreOffice/6.0.7.3$Linux_X86_64 LibreOffice_project/00m0$Build-3</meta:generator>
    <meta:document-statistic meta:table-count="10" meta:cell-count="15220" meta:object-count="0"/>
  </office:meta>
</office:document-meta>
</file>